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JUnitRuleTest.no_warning_for_unused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nientJUnitRuleTest.no_warning_for_stubbing_arg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enientJUnitRuleTest.no_warning_for_stubbing_arg_mismatch_on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